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SF Regular" svg:font-family="'SF Regular', 'Segoe UI Regular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6pt" style:font-size-asian="16pt" style:font-size-complex="16pt"/>
    </style:style>
    <style:style style:name="P2" style:family="paragraph" style:parent-style-name="Standard">
      <style:text-properties style:font-name="Loma" fo:font-size="16pt" officeooo:rsid="000befaf" officeooo:paragraph-rsid="000befaf" style:font-size-asian="16pt" style:font-size-complex="16pt"/>
    </style:style>
    <style:style style:name="P3" style:family="paragraph" style:parent-style-name="Standard">
      <style:text-properties style:font-name="Loma" fo:font-size="16pt" officeooo:rsid="0012a3cc" officeooo:paragraph-rsid="0012a3cc" style:font-size-asian="16pt" style:font-size-complex="16pt"/>
    </style:style>
    <style:style style:name="P4" style:family="paragraph" style:parent-style-name="Standard">
      <style:text-properties style:font-name="Loma" fo:font-size="16pt" officeooo:paragraph-rsid="000c9b7b" style:font-size-asian="16pt" style:font-size-complex="16pt"/>
    </style:style>
    <style:style style:name="P5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officeooo:rsid="000befaf" officeooo:paragraph-rsid="000befaf" style:font-size-asian="16pt" style:font-size-complex="16pt"/>
    </style:style>
    <style:style style:name="P6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style:text-underline-style="solid" style:text-underline-width="auto" style:text-underline-color="font-color" fo:font-weight="bold" officeooo:rsid="000befaf" officeooo:paragraph-rsid="000befaf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style:font-name="Loma" fo:font-size="16pt" officeooo:rsid="000a2e08" officeooo:paragraph-rsid="000c9b7b" style:font-size-asian="16pt" style:font-size-complex="16pt"/>
    </style:style>
    <style:style style:name="P8" style:family="paragraph" style:parent-style-name="Standard" style:list-style-name="L1">
      <style:text-properties style:font-name="Loma" fo:font-size="16pt" officeooo:rsid="000c259b" officeooo:paragraph-rsid="000c9b7b" style:font-size-asian="16pt" style:font-size-complex="16pt"/>
    </style:style>
    <style:style style:name="P9" style:family="paragraph" style:parent-style-name="Standard" style:list-style-name="L1">
      <style:text-properties style:font-name="Loma" fo:font-size="16pt" officeooo:rsid="000c9b7b" officeooo:paragraph-rsid="000c9b7b" style:font-size-asian="16pt" style:font-size-complex="16pt"/>
    </style:style>
    <style:style style:name="P10" style:family="paragraph" style:parent-style-name="Standard" style:list-style-name="L1">
      <style:text-properties style:font-name="Loma" fo:font-size="16pt" officeooo:rsid="000c9b7b" officeooo:paragraph-rsid="00222cc6" style:font-size-asian="16pt" style:font-size-complex="16pt"/>
    </style:style>
    <style:style style:name="P11" style:family="paragraph" style:parent-style-name="Standard" style:list-style-name="L1">
      <style:text-properties style:font-name="Loma" fo:font-size="16pt" officeooo:rsid="000e6a59" officeooo:paragraph-rsid="000e6a59" style:font-size-asian="16pt" style:font-size-complex="16pt"/>
    </style:style>
    <style:style style:name="P12" style:family="paragraph" style:parent-style-name="Standard" style:list-style-name="L1">
      <style:text-properties style:font-name="Loma" fo:font-size="16pt" officeooo:rsid="000feb35" officeooo:paragraph-rsid="000feb35" style:font-size-asian="16pt" style:font-size-complex="16pt"/>
    </style:style>
    <style:style style:name="P13" style:family="paragraph" style:parent-style-name="Standard" style:list-style-name="L1">
      <style:text-properties style:font-name="Loma" fo:font-size="16pt" officeooo:paragraph-rsid="000c9b7b" style:font-size-asian="16pt" style:font-size-complex="16pt"/>
    </style:style>
    <style:style style:name="P14" style:family="paragraph" style:parent-style-name="Standard" style:list-style-name="L1">
      <style:text-properties style:font-name="Loma" fo:font-size="16pt" officeooo:rsid="0012a3cc" officeooo:paragraph-rsid="0012a3cc" style:font-size-asian="16pt" style:font-size-complex="16pt"/>
    </style:style>
    <style:style style:name="P15" style:family="paragraph" style:parent-style-name="Standard" style:list-style-name="L1">
      <style:text-properties style:font-name="Loma" fo:font-size="16pt" officeooo:rsid="0012a3cc" officeooo:paragraph-rsid="00166820" style:font-size-asian="16pt" style:font-size-complex="16pt"/>
    </style:style>
    <style:style style:name="P16" style:family="paragraph" style:parent-style-name="Standard" style:list-style-name="L1">
      <style:text-properties style:font-name="Loma" fo:font-size="16pt" officeooo:rsid="00153c56" officeooo:paragraph-rsid="00153c56" style:font-size-asian="16pt" style:font-size-complex="16pt"/>
    </style:style>
    <style:style style:name="P17" style:family="paragraph" style:parent-style-name="Standard" style:list-style-name="L1">
      <style:paragraph-properties>
        <style:tab-stops>
          <style:tab-stop style:position="0.73cm"/>
        </style:tab-stops>
      </style:paragraph-properties>
      <style:text-properties style:font-name="Loma" fo:font-size="16pt" officeooo:rsid="001fd3c6" officeooo:paragraph-rsid="001fd3c6" style:font-size-asian="16pt" style:font-size-complex="16pt"/>
    </style:style>
    <style:style style:name="P18" style:family="paragraph" style:parent-style-name="Standard" style:list-style-name="L1">
      <style:text-properties style:font-name="Loma" fo:font-size="16pt" officeooo:rsid="00166820" officeooo:paragraph-rsid="00166820" style:font-size-asian="16pt" style:font-size-complex="16pt"/>
    </style:style>
    <style:style style:name="P19" style:family="paragraph" style:parent-style-name="Standard" style:list-style-name="L1">
      <style:text-properties style:font-name="Loma" fo:font-size="16pt" officeooo:rsid="0019c4c4" officeooo:paragraph-rsid="0019c4c4" style:font-size-asian="16pt" style:font-size-complex="16pt"/>
    </style:style>
    <style:style style:name="P20" style:family="paragraph" style:parent-style-name="Standard" style:list-style-name="L1">
      <style:text-properties style:font-name="Loma" fo:font-size="16pt" officeooo:rsid="0024b148" officeooo:paragraph-rsid="0024b148" style:font-size-asian="16pt" style:font-size-complex="16pt"/>
    </style:style>
    <style:style style:name="P21" style:family="paragraph" style:parent-style-name="Standard">
      <style:text-properties style:font-name="Loma" fo:font-size="16pt" officeooo:paragraph-rsid="000c9b7b" style:font-size-asian="16pt" style:font-size-complex="16pt"/>
    </style:style>
    <style:style style:name="P22" style:family="paragraph" style:parent-style-name="Standard" style:list-style-name="L1">
      <style:text-properties fo:font-variant="normal" fo:text-transform="none" fo:color="#000000" style:font-name="SF Regular" fo:font-size="12pt" fo:letter-spacing="normal" fo:font-style="normal" fo:font-weight="normal" officeooo:rsid="0012a3cc" officeooo:paragraph-rsid="00166820" style:font-size-asian="16pt" style:font-size-complex="16pt"/>
    </style:style>
    <style:style style:name="P23" style:family="paragraph" style:parent-style-name="Standard" style:list-style-name="L1">
      <style:text-properties fo:color="#ff0000" style:font-name="Loma" fo:font-size="16pt" fo:font-weight="bold" officeooo:rsid="00244341" officeooo:paragraph-rsid="00244341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text-properties style:use-window-font-color="true" style:font-name="Loma" fo:font-size="16pt" fo:font-weight="normal" officeooo:rsid="00244341" officeooo:paragraph-rsid="00244341" style:font-size-asian="16pt" style:font-weight-asian="normal" style:font-size-complex="16pt" style:font-weight-complex="normal"/>
    </style:style>
    <style:style style:name="P25" style:family="paragraph" style:parent-style-name="Text_20_body" style:list-style-name="L1">
      <style:text-properties style:font-name="Loma" fo:font-size="16pt" officeooo:rsid="00244341" officeooo:paragraph-rsid="0024b148" style:font-size-asian="16pt" style:font-size-complex="16pt"/>
    </style:style>
    <style:style style:name="P26" style:family="paragraph" style:parent-style-name="Text_20_body" style:list-style-name="L1">
      <style:text-properties style:font-name="Loma" fo:font-size="16pt" officeooo:paragraph-rsid="0024b148"/>
    </style:style>
    <style:style style:name="T1" style:family="text">
      <style:text-properties officeooo:rsid="000e6a59"/>
    </style:style>
    <style:style style:name="T2" style:family="text">
      <style:text-properties officeooo:rsid="00166820"/>
    </style:style>
    <style:style style:name="T3" style:family="text">
      <style:text-properties officeooo:rsid="0017f359"/>
    </style:style>
    <style:style style:name="T4" style:family="text">
      <style:text-properties fo:font-variant="normal" fo:text-transform="none" fo:color="#242729" style:font-name="Loma" fo:letter-spacing="normal" fo:font-style="normal" fo:font-weight="normal" officeooo:rsid="000e6a59" fo:background-color="#eff0f1" loext:char-shading-value="0" loext:padding="0cm" loext:border="none"/>
    </style:style>
    <style:style style:name="T5" style:family="text">
      <style:text-properties fo:font-variant="normal" fo:text-transform="none" style:use-window-font-color="true" style:text-position="0% 100%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position="0% 100%" fo:letter-spacing="normal" fo:font-style="normal" fo:font-weight="normal" officeooo:rsid="0024b148" style:font-weight-asian="normal" style:font-weight-complex="normal"/>
    </style:style>
    <style:style style:name="T7" style:family="text">
      <style:text-properties fo:font-variant="normal" fo:text-transform="none" style:use-window-font-color="true" style:text-position="0% 100%" fo:letter-spacing="normal" fo:font-style="normal" fo:font-weight="normal" officeooo:rsid="0024b148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style:use-window-font-color="true" style:text-position="0% 100%" style:font-name="Arial" fo:font-size="11.2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style:text-position="0% 100%" style:font-name="Arial" fo:font-size="11.25pt" fo:letter-spacing="normal" fo:font-style="normal" fo:font-weight="normal" officeooo:rsid="0024b148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weight="bold" officeooo:rsid="00244341" style:font-weight-asian="bold" style:font-weight-complex="bold"/>
    </style:style>
    <style:style style:name="T12" style:family="text">
      <style:text-properties officeooo:rsid="0024b1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Hive – Getting Started</text:p>
      <text:p text:style-name="P2"/>
      <text:p text:style-name="P1"/>
      <text:list xml:id="list700219998485935815" text:style-name="L1">
        <text:list-item>
          <text:p text:style-name="P7">Hive Installation on Ubuntu:</text:p>
        </text:list-item>
        <text:list-item>
          <text:p text:style-name="P7">Please follow the below steps to install Apache Hive on Ubuntu:</text:p>
        </text:list-item>
        <text:list-item>
          <text:p text:style-name="P7">Step 1: <text:s/>Download Hive tar.</text:p>
          <text:list>
            <text:list-item>
              <text:p text:style-name="P7">Command: wget http://archive.apache.org/dist/hive/hive-2.1.0/apache-hive-2.1.0-bin.tar.gz</text:p>
            </text:list-item>
          </text:list>
        </text:list-item>
        <text:list-item>
          <text:p text:style-name="P7">Step 2: <text:s/>Extract the tar file.<text:tab/></text:p>
          <text:list>
            <text:list-item>
              <text:p text:style-name="P7">Command: tar -xzf apache-hive-2.1.0-bin.tar.gz</text:p>
            </text:list-item>
            <text:list-item>
              <text:p text:style-name="P7">Command: ls</text:p>
            </text:list-item>
          </text:list>
        </text:list-item>
        <text:list-item>
          <text:p text:style-name="P7">Step 3: Edit the “.bashrc” file to update the environment variables for user.</text:p>
          <text:list>
            <text:list-item>
              <text:p text:style-name="P7">Command: <text:s/>sudo gedit .bashrc</text:p>
            </text:list-item>
            <text:list-item>
              <text:p text:style-name="P7">Add the following at the end of the file:</text:p>
              <text:list>
                <text:list-item>
                  <text:p text:style-name="P7"># Set HIVE_HOME</text:p>
                </text:list-item>
                <text:list-item>
                  <text:p text:style-name="P7">export HIVE_HOME=/home/edureka/apache-hive-2.1.0-bin</text:p>
                </text:list-item>
                <text:list-item>
                  <text:p text:style-name="P7">export PATH=$PATH:/home/edureka/apache-hive-2.1.0-bin/bin</text:p>
                </text:list-item>
              </text:list>
            </text:list-item>
          </text:list>
        </text:list-item>
        <text:list-item>
          <text:p text:style-name="P7">Step 4: Check hive version.</text:p>
        </text:list-item>
        <text:list-item>
          <text:p text:style-name="P8">Command : hive –version</text:p>
        </text:list-item>
        <text:list-item>
          <text:p text:style-name="P9">&gt; cp hive-default.xml.template hive-site.xml</text:p>
        </text:list-item>
        <text:list-item>
          <text:p text:style-name="P11">&gt; sudo gedit hive-site.xml</text:p>
        </text:list-item>
        <text:list-item>
          <text:p text:style-name="P11">Replace all following variable:</text:p>
          <text:list>
            <text:list-item>
              <text:p text:style-name="P11">${system:java.io.tmpdir} -&gt; /tmp/hive_io</text:p>
            </text:list-item>
            <text:list-item>
              <text:p text:style-name="P11"><text:soft-page-break/>${system.user.name} -&gt; sonal</text:p>
            </text:list-item>
          </text:list>
        </text:list-item>
        <text:list-item>
          <text:p text:style-name="P11">Save and exit</text:p>
        </text:list-item>
        <text:list-item>
          <text:p text:style-name="P10">&gt; <text:span text:style-name="T1">hadoop fs -mkdir /user/hive/warehouse OR </text:span><text:span text:style-name="Source_20_Text"><text:span text:style-name="T4">$HADOOP_HOME/bin/hadoop fs -mkdir -p /user/hive/warehouse</text:span></text:span></text:p>
        </text:list-item>
        <text:list-item>
          <text:p text:style-name="P12">&gt; hadoop fs -chmod g+w /tmp</text:p>
        </text:list-item>
        <text:list-item>
          <text:p text:style-name="P13"/>
        </text:list-item>
        <text:list-item>
          <text:p text:style-name="P14">refeer ch7 notes for installation.</text:p>
        </text:list-item>
      </text:list>
      <text:p text:style-name="P3"/>
      <text:p text:style-name="P3">Demo :</text:p>
      <text:list xml:id="list103321892235593" text:continue-numbering="true" text:style-name="L1">
        <text:list-item>
          <text:p text:style-name="P16">run Hive in root mode if it is not working in user mode</text:p>
        </text:list-item>
        <text:list-item>
          <text:p text:style-name="P16">to run hive in sudo mode .., please follow comanad as below.</text:p>
          <text:list>
            <text:list-item>
              <text:p text:style-name="P16">&gt; Sudo su</text:p>
            </text:list-item>
            <text:list-item>
              <text:p text:style-name="P16">&gt; gedit .bashrc</text:p>
              <text:list>
                <text:list-item>
                  <text:p text:style-name="P16">#Java Path :</text:p>
                </text:list-item>
                <text:list-item>
                  <text:p text:style-name="P16">export JAVA_HOME=/usr/lib/jvm/java-1.8.0-openjdk-amd64 </text:p>
                </text:list-item>
                <text:list-item>
                  <text:p text:style-name="P16">export PATH=$PATH:$JAVA_HOME/bin </text:p>
                </text:list-item>
                <text:list-item>
                  <text:p text:style-name="P16"/>
                </text:list-item>
                <text:list-item>
                  <text:p text:style-name="P16">#Hadoop Path :</text:p>
                </text:list-item>
                <text:list-item>
                  <text:p text:style-name="P16">export HADOOP_HOME=/usr/local/hadoop </text:p>
                </text:list-item>
                <text:list-item>
                  <text:p text:style-name="P16">export HADOOP_PREFIX=/usr/local/hadoop</text:p>
                </text:list-item>
                <text:list-item>
                  <text:p text:style-name="P16">export HADOOP_MAPRED_HOME=$HADOOP_HOME </text:p>
                </text:list-item>
                <text:list-item>
                  <text:p text:style-name="P16">export HADOOP_COMMON_HOME=$HADOOP_HOME </text:p>
                </text:list-item>
                <text:list-item>
                  <text:p text:style-name="P16">export HADOOP_HDFS_HOME=$HADOOP_HOME </text:p>
                </text:list-item>
                <text:list-item>
                  <text:p text:style-name="P16">export YARN_HOME=$HADOOP_HOME </text:p>
                </text:list-item>
                <text:list-item>
                  <text:p text:style-name="P16"><text:soft-page-break/>export HADOOP_COMMON_LIB_NATIVE_DIR=$HADOOP_HOME/lib/native </text:p>
                </text:list-item>
                <text:list-item>
                  <text:p text:style-name="P16">export PATH=$PATH:$HADOOP_HOME/sbin:$HADOOP_HOME/bin </text:p>
                </text:list-item>
                <text:list-item>
                  <text:p text:style-name="P16">export HADOOP_INSTALL=$HADOOP_HOME</text:p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># Set PIG_HOME</text:p>
                </text:list-item>
                <text:list-item>
                  <text:p text:style-name="P16">export PIG_HOME=~/pig-0.17.0</text:p>
                </text:list-item>
                <text:list-item>
                  <text:p text:style-name="P16">export PATH=$PATH:~/pig-0.17.0/bin</text:p>
                </text:list-item>
                <text:list-item>
                  <text:p text:style-name="P16">export PIG_CLASSPATH=$HADOOP_CONF_DIR</text:p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># Set HIVE_HOME</text:p>
                </text:list-item>
                <text:list-item>
                  <text:p text:style-name="P16">export HIVE_HOME=/usr/local/hive</text:p>
                </text:list-item>
                <text:list-item>
                  <text:p text:style-name="P16">export PATH=$PATH:/usr/local/hive/bin</text:p>
                </text:list-item>
                <text:list-item>
                  <text:p text:style-name="P16"/>
                </text:list-item>
                <text:list-item>
                  <text:p text:style-name="P16">export CLASSPATH=$CLASSPATH:$HADOOP_HOME/lib/*:.</text:p>
                </text:list-item>
                <text:list-item>
                  <text:p text:style-name="P16">export CLASSPATH=$CLASSPATH:$HIVE_HOME/lib/*:.</text:p>
                </text:list-item>
                <text:list-item>
                  <text:p text:style-name="P16"/>
                </text:list-item>
                <text:list-item>
                  <text:p text:style-name="P16"/>
                </text:list-item>
                <text:list-item>
                  <text:p text:style-name="P16">#Set Derby</text:p>
                </text:list-item>
                <text:list-item>
                  <text:p text:style-name="P16">export DERBY_HOME=/usr/local/derby</text:p>
                </text:list-item>
                <text:list-item>
                  <text:p text:style-name="P16">export PATH=$PATH:$DERBY_HOME/bin</text:p>
                </text:list-item>
                <text:list-item>
                  <text:p text:style-name="P16"><text:soft-page-break/>export CLASSPATH=$CLASSPATH:$DERBY_HOME/lib/derby.jar:$DERBY_HOME/lib/derbytools.jar</text:p>
                </text:list-item>
              </text:list>
              <text:p text:style-name="P16"/>
            </text:list-item>
            <text:list-item>
              <text:p text:style-name="P16">&gt; source .bashrc</text:p>
            </text:list-item>
            <text:list-item>
              <text:p text:style-name="P16">&gt; hive </text:p>
            </text:list-item>
            <text:list-item>
              <text:p text:style-name="P16">&gt; show databases;</text:p>
              <text:p text:style-name="P16"/>
            </text:list-item>
          </text:list>
        </text:list-item>
        <text:list-item>
          <text:p text:style-name="P22">hadoop fs -chmod 777 /user/hive/warehouse</text:p>
        </text:list-item>
        <text:list-item>
          <text:p text:style-name="P17">hadoop fs -chmod 777 /tmp</text:p>
        </text:list-item>
        <text:list-item>
          <text:p text:style-name="P15">&gt; <text:span text:style-name="T2">hive OR &gt; </text:span>beeline -u jdbc:hive2://</text:p>
        </text:list-item>
        <text:list-item>
          <text:p text:style-name="P18">&gt; show databases;</text:p>
        </text:list-item>
        <text:list-item>
          <text:p text:style-name="P18">&gt; <text:span text:style-name="T3">create database samplehive;</text:span></text:p>
        </text:list-item>
        <text:list-item>
          <text:p text:style-name="P19">&gt; use <text:span text:style-name="T3">samplehive;</text:span></text:p>
        </text:list-item>
        <text:list-item>
          <text:p text:style-name="P19">(refer m2 demos file which placed inside “code material”) folder</text:p>
        </text:list-item>
      </text:list>
      <text:p text:style-name="P4"/>
      <text:list xml:id="list103321696706242" text:continue-numbering="true" text:style-name="L1">
        <text:list-item>
          <text:p text:style-name="P23">ERROR : For Safe mode error</text:p>
          <text:list>
            <text:list-item>
              <text:p text:style-name="P24">exit from sudo mode:</text:p>
            </text:list-item>
            <text:list-item>
              <text:p text:style-name="P24">&gt; hadoop dfsadmin -safemode leave</text:p>
            </text:list-item>
          </text:list>
        </text:list-item>
        <text:list-item>
          <text:p text:style-name="P20"><text:span text:style-name="T11">ERROR :</text:span><text:span text:style-name="T10">hive : Class path contains multiple SLF4J bindings.</text:span></text:p>
          <text:list>
            <text:list-item>
              <text:p text:style-name="P25"><text:span text:style-name="T6">&gt; Sudo </text:span><text:span text:style-name="T5">rm lib/log4j-slf4j-impl-2.</text:span><text:span text:style-name="T6">6</text:span><text:span text:style-name="T5">.</text:span><text:span text:style-name="T6">2</text:span><text:span text:style-name="T5">.jar</text:span></text:p>
            </text:list-item>
            <text:list-item>
              <text:p text:style-name="P26"><text:span text:style-name="T7">if needed then only remove this (&gt; sudo rm lib/hive-jdbc-2.3.3-standalone.jar)</text:span></text:p>
            </text:list-item>
          </text:list>
        </text:list-item>
      </text:list>
      <text:p text:style-name="P4"/>
      <text:list xml:id="list103321031157560" text:continue-numbering="true" text:style-name="L1">
        <text:list-item>
          <text:p text:style-name="P13"/>
        </text:list-item>
        <text:list-item>
          <text:p text:style-name="P13"><text:soft-page-break/></text:p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>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SF Regular" svg:font-family="'SF Regular', 'Segoe UI Regular'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46:49.736554629</meta:creation-date>
    <dc:date>2018-07-17T10:33:20.029422408</dc:date>
    <meta:editing-duration>P2DT3H4M2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5" meta:paragraph-count="93" meta:word-count="387" meta:character-count="2675" meta:non-whitespace-character-count="2437"/>
  </office:meta>
</office:document-meta>
</file>